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0%" fo:text-indent="0cm" style:auto-text-indent="false"/>
      <style:text-properties style:font-name="Times New Roman" officeooo:rsid="004ca82e" officeooo:paragraph-rsid="004ca82e"/>
    </style:style>
    <style:style style:name="P2" style:family="paragraph" style:parent-style-name="Standard" style:master-page-name="">
      <style:paragraph-properties fo:margin-left="0cm" fo:margin-right="0cm" fo:line-height="100%" fo:text-indent="0cm" style:auto-text-indent="false" style:page-number="auto"/>
      <style:text-properties style:font-name="Times New Roman" officeooo:rsid="004ca82e" officeooo:paragraph-rsid="004ca82e"/>
    </style:style>
    <style:style style:name="P3" style:family="paragraph" style:parent-style-name="Standard">
      <style:paragraph-properties fo:line-height="100%"/>
      <style:text-properties style:font-name="Times New Roman" officeooo:rsid="00084733" officeooo:paragraph-rsid="003f7192"/>
    </style:style>
    <style:style style:name="P4" style:family="paragraph" style:parent-style-name="Standard">
      <style:paragraph-properties fo:line-height="100%"/>
      <style:text-properties style:font-name="Times New Roman" officeooo:rsid="00084733" officeooo:paragraph-rsid="002a8582"/>
    </style:style>
    <style:style style:name="P5" style:family="paragraph" style:parent-style-name="Standard">
      <style:paragraph-properties fo:line-height="100%"/>
      <style:text-properties officeooo:rsid="00084733" officeooo:paragraph-rsid="00439d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PSC 3780</text:p>
      <text:p text:style-name="P1">Project Report</text:p>
      <text:p text:style-name="P1">Written By: Eric Den Haan and Adam Lefaivre</text:p>
      <text:p text:style-name="P3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10:53:47.412580754</meta:creation-date>
    <meta:editing-duration>PT1M21S</meta:editing-duration>
    <meta:editing-cycles>2</meta:editing-cycles>
    <meta:generator>LibreOffice/5.0.3.2$Linux_X86_64 LibreOffice_project/00m0$Build-2</meta:generator>
    <dc:title>Essay Template</dc:title>
    <meta:initial-creator>Eric </meta:initial-creator>
    <dc:date>2016-11-30T10:55:08.891643165</dc:date>
    <dc:creator>Eric </dc:creator>
    <meta:document-statistic meta:table-count="0" meta:image-count="0" meta:object-count="0" meta:page-count="1" meta:paragraph-count="3" meta:word-count="12" meta:character-count="66" meta:non-whitespace-character-count="57"/>
    <meta:template xlink:type="simple" xlink:actuate="onRequest" xlink:title="Essay Template" xlink:href="../../../../../../.config/libreoffice/4/user/template/Essay%20Template1.ott" meta:date="2016-11-30T10:53:47.182451189"/>
  </office:meta>
</office:document-meta>
</file>